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0.475cm"/>
    </style:style>
    <style:style style:name="gr3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2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1.5cm" svg:height="0.725cm" svg:x="5.8cm" svg:y="0.8cm">
          <draw:text-box>
            <text:p><text:span text:style-name="T1">(4,1)</text:span></text:p>
          </draw:text-box>
        </draw:frame>
        <draw:frame draw:style-name="gr2" draw:text-style-name="P2" draw:layer="layout" svg:width="1.5cm" svg:height="0.725cm" svg:x="3.8cm" svg:y="0.4cm">
          <draw:text-box>
            <text:p><text:span text:style-name="T1">(2,2)</text:span></text:p>
          </draw:text-box>
        </draw:frame>
        <draw:frame draw:style-name="gr2" draw:text-style-name="P2" draw:layer="layout" svg:width="1.5cm" svg:height="0.725cm" svg:x="5cm" svg:y="2.275cm">
          <draw:text-box>
            <text:p><text:span text:style-name="T1">(8,1)</text:span></text:p>
          </draw:text-box>
        </draw:frame>
        <draw:frame draw:style-name="gr2" draw:text-style-name="P2" draw:layer="layout" svg:width="1.5cm" svg:height="0.725cm" svg:x="5.9cm" svg:y="3.5cm">
          <draw:text-box>
            <text:p><text:span text:style-name="T1">(4,2)</text:span></text:p>
          </draw:text-box>
        </draw:frame>
        <draw:frame draw:style-name="gr2" draw:text-style-name="P2" draw:layer="layout" svg:width="1.7cm" svg:height="0.725cm" svg:x="7.4cm" svg:y="3.1cm">
          <draw:text-box>
            <text:p><text:span text:style-name="T1">(16,1)</text:span></text:p>
          </draw:text-box>
        </draw:frame>
        <draw:frame draw:style-name="gr2" draw:text-style-name="P2" draw:layer="layout" svg:width="1.5cm" svg:height="0.725cm" svg:x="7.8cm" svg:y="4.975cm">
          <draw:text-box>
            <text:p><text:span text:style-name="T1">(8,2)</text:span></text:p>
          </draw:text-box>
        </draw:frame>
        <draw:frame draw:style-name="gr2" draw:text-style-name="P2" draw:layer="layout" svg:width="1.7cm" svg:height="0.725cm" svg:x="10cm" svg:y="3.675cm">
          <draw:text-box>
            <text:p><text:span text:style-name="T1">(4,4)</text:span></text:p>
          </draw:text-box>
        </draw:frame>
        <draw:frame draw:style-name="gr2" draw:text-style-name="P2" draw:layer="layout" svg:width="1.7cm" svg:height="0.725cm" svg:x="19cm" svg:y="4.9cm">
          <draw:text-box>
            <text:p><text:span text:style-name="T1">(16,2)</text:span></text:p>
          </draw:text-box>
        </draw:frame>
        <draw:frame draw:style-name="gr2" draw:text-style-name="P2" draw:layer="layout" svg:width="1.7cm" svg:height="0.725cm" svg:x="13.9cm" svg:y="4.875cm">
          <draw:text-box>
            <text:p><text:span text:style-name="T1">(8,4)</text:span></text:p>
          </draw:text-box>
        </draw:frame>
        <draw:line draw:style-name="gr3" draw:text-style-name="P3" draw:layer="layout" svg:x1="11.7cm" svg:y1="0.5cm" svg:x2="11.7cm" svg:y2="7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10T21:32:27.790045351</dc:date>
    <meta:editing-duration>PT41M29S</meta:editing-duration>
    <meta:editing-cycles>14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text-properties fo:font-size="13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50" chart:origin="0" chart:interval-major="10" chart:reverse-direction="false" text:line-break="false" loext:try-staggering-first="false" chart:link-data-style-to-source="false" chart:axis-position="0"/>
      <style:text-properties fo:font-size="13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scatter" chart:style-name="ch1">
        <chart:plot-area chart:style-name="ch2" chart:data-source-has-labels="both" svg:x="2.153cm" svg:y="0.2cm" svg:width="18.428cm" svg:height="7.898cm">
          <chartooo:coordinate-region svg:x="2.88cm" svg:y="0.452cm" svg:width="17.58cm" svg:height="6.893cm"/>
          <chart:axis chart:dimension="x" chart:name="primary-x" chart:style-name="ch3" chartooo:axis-type="auto">
            <chart:title svg:x="8.823cm" svg:y="8.298cm" chart:style-name="ch4">
              <text:p>performance degradation
relative to BASE(%)</text:p>
            </chart:title>
            <chart:categories table:cell-range-address="local-table.$A$2:.$A$10"/>
            <chart:grid chart:class="major"/>
          </chart:axis>
          <chart:axis chart:dimension="y" chart:name="primary-y" chart:style-name="ch5">
            <chart:title svg:x="0.451cm" svg:y="6.243cm" chart:style-name="ch6">
              <text:p>num of comparisons
relative to BASE(%)</text:p>
            </chart:title>
            <chart:grid chart:class="major"/>
          </chart:axis>
          <chart:series chart:style-name="ch7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9978611913164">
                <text:p>1.99978611913164</text:p>
              </table:table-cell>
              <table:table-cell office:value-type="float" office:value="47.2142768785427">
                <text:p>47.214276878542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9565465369123">
                <text:p>2.29565465369123</text:p>
              </table:table-cell>
              <table:table-cell office:value-type="float" office:value="41.6335790203553">
                <text:p>41.63357902035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525006238192">
                <text:p>2.4525006238192</text:p>
              </table:table-cell>
              <table:table-cell office:value-type="float" office:value="31.5824217853006">
                <text:p>31.5824217853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3448829002245">
                <text:p>2.53448829002245</text:p>
              </table:table-cell>
              <table:table-cell office:value-type="float" office:value="28.0167100606433">
                <text:p>28.01671006064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4385983673759">
                <text:p>3.24385983673759</text:p>
              </table:table-cell>
              <table:table-cell office:value-type="float" office:value="24.7195629348623">
                <text:p>24.71956293486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3278793711902">
                <text:p>3.43278793711902</text:p>
              </table:table-cell>
              <table:table-cell office:value-type="float" office:value="18.1042070584031">
                <text:p>18.1042070584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76954336434605">
                <text:p>4.76954336434605</text:p>
              </table:table-cell>
              <table:table-cell office:value-type="float" office:value="20.8131305571953">
                <text:p>20.81313055719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27027412397961">
                <text:p>6.27027412397961</text:p>
              </table:table-cell>
              <table:table-cell office:value-type="float" office:value="11.1393325001917">
                <text:p>11.13933250019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17747440273038">
                <text:p>8.17747440273038</text:p>
              </table:table-cell>
              <table:table-cell office:value-type="float" office:value="11.9658631178173">
                <text:p>11.96586311781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